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FOR <text:s/>buy-entry-credits 20150601</text:p>
          </table:table-cell>
          <table:covered-table-cell table:number-columns-repeated="6"/>
          <table:table-cell table:style-name="ce1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tex.bin is an invalid wallet file (does not contain a valid 128 digit hexadecimal private/public key pair)</text:p>
          </table:table-cell>
          <table:covered-table-cell table:number-columns-repeated="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testing/ecwallet buy amt #100”</text:p>
          </table:table-cell>
          <table:table-cell table:number-columns-repeated="2"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testing/ecwallet buy amt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negative purchase should not be allowed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 table:style-name="ce12"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Attempt to buy 100 entry credits for invalid wallet</text:p>
          </table:table-cell>
          <table:table-cell table:style-name="ce5" office:value-type="string" calcext:value-type="string">
            <text:p>“factom-cli -w testing/tex.bin buy amt #100”</text:p>
          </table:table-cell>
          <table:table-cell table:style-name="ce5" office:value-type="string" calcext:value-type="string">
            <text:p>purchase for invalid wallet file should be graciously refused</text:p>
          </table:table-cell>
          <table:table-cell table:style-name="ce5" office:value-type="string" calcext:value-type="string">
            <text:p>"MsgGetCredit Submitted"</text:p>
          </table:table-cell>
          <table:table-cell table:style-name="ce5" office:value-type="string" calcext:value-type="string">
            <text:p>purchase for invalid wallet file should be graciously refused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 table:style-name="ce7" table:number-columns-repeated="20"/>
          <table:table-cell table:number-columns-repeated="998"/>
        </table:table-row>
        <table:table-row table:style-name="ro6">
          <table:table-cell table:style-name="ce5" office:value-type="float" office:value="3.3" calcext:value-type="float">
            <text:p>3.3</text:p>
          </table:table-cell>
          <table:table-cell table:style-name="ce5" office:value-type="string" calcext:value-type="string">
            <text:p>Check that invalid wallet reference is flagged as such</text:p>
          </table:table-cell>
          <table:table-cell table:style-name="ce5" office:value-type="string" calcext:value-type="string">
            <text:p>“factom-cli -w testing/tex.bin balance ec”</text:p>
          </table:table-cell>
          <table:table-cell table:style-name="ce10" office:value-type="string" calcext:value-type="string">
            <text:p>"invalid wallet reference" message</text:p>
          </table:table-cell>
          <table:table-cell table:style-name="ce5" office:value-type="string" calcext:value-type="string">
            <text:p>“json: cannot unmarshal object into Go value of type string”</text:p>
          </table:table-cell>
          <table:table-cell table:style-name="ce5" office:value-type="string" calcext:value-type="string">
            <text:p>not currently functioning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3" table:formula="of:=SUM([.G7:.G12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11:35.242271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11:53.898363687</dc:date>
    <meta:generator>LibreOffice/4.2.7.2$Linux_x86 LibreOffice_project/420m0$Build-2</meta:generator>
    <meta:editing-duration>P0D</meta:editing-duration>
    <meta:editing-cycles>3</meta:editing-cycles>
    <meta:document-statistic meta:table-count="1" meta:cell-count="54" meta:object-count="0"/>
  </office:meta>
</office:document-meta>
</file>